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2602F5C43D7A88083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2" draw:style-name="gr1" draw:text-style-name="P1" svg:width="15.1cm" svg:height="10.734cm" svg:x="0.998cm" svg:y="10.423cm"><draw:image xlink:href="Pictures/10000000000001DA0000012602F5C43D7A880836.jpg" xlink:type="simple" xlink:show="embed" xlink:actuate="onLoad" draw:mime-type="image/jpeg"><text:p/></draw:image><svg:desc>Mostra la imatge original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7T15:27:23.559000000</dc:date>
    <meta:editing-duration>PT5M26S</meta:editing-duration>
    <meta:editing-cycles>1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